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8ea5" officeooo:paragraph-rsid="00058ea5"/>
    </style:style>
    <style:style style:name="P2" style:family="paragraph" style:parent-style-name="Standard">
      <style:paragraph-properties fo:text-align="center" style:justify-single-word="false"/>
      <style:text-properties officeooo:rsid="00058ea5" officeooo:paragraph-rsid="00058ea5"/>
    </style:style>
    <style:style style:name="P3" style:family="paragraph" style:parent-style-name="Standard">
      <style:text-properties officeooo:rsid="0005e1ef" officeooo:paragraph-rsid="0005e1ef"/>
    </style:style>
    <style:style style:name="P4" style:family="paragraph" style:parent-style-name="Standard">
      <style:text-properties fo:color="#000000" loext:opacity="100%" officeooo:rsid="0005e1ef" officeooo:paragraph-rsid="0005e1ef"/>
    </style:style>
    <style:style style:name="P5" style:family="paragraph" style:parent-style-name="Standard">
      <style:text-properties fo:color="#000000" loext:opacity="100%" fo:font-size="12pt" style:text-underline-style="none" officeooo:rsid="0005e1ef" officeooo:paragraph-rsid="0005e1ef" style:font-size-asian="10.5pt" style:font-size-complex="12pt"/>
    </style:style>
    <style:style style:name="P6" style:family="paragraph" style:parent-style-name="Standard">
      <style:text-properties fo:font-size="18pt" style:text-underline-style="solid" style:text-underline-width="auto" style:text-underline-color="font-color" officeooo:rsid="0005e1ef" officeooo:paragraph-rsid="0005e1ef" style:font-size-asian="18pt" style:font-size-complex="18pt"/>
    </style:style>
    <style:style style:name="P7" style:family="paragraph" style:parent-style-name="Standard">
      <style:text-properties fo:font-size="12pt" style:text-underline-style="solid" style:text-underline-width="auto" style:text-underline-color="font-color" officeooo:rsid="0005e1ef" officeooo:paragraph-rsid="0005e1ef" style:font-size-asian="12pt" style:font-size-complex="12pt"/>
    </style:style>
    <style:style style:name="P8" style:family="paragraph" style:parent-style-name="Standard">
      <style:text-properties fo:color="#c9211e" loext:opacity="100%" officeooo:rsid="0005e1ef" officeooo:paragraph-rsid="0005e1ef"/>
    </style:style>
    <style:style style:name="P9"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000000" loext:opacity="100%" fo:font-size="18pt" fo:font-style="normal" style:text-underline-style="solid" style:text-underline-width="auto" style:text-underline-color="font-color" fo:font-weight="normal" officeooo:paragraph-rsid="0005e1ef" style:font-size-asian="18pt" style:font-weight-asian="normal" style:font-size-complex="18pt" style:font-weight-complex="normal"/>
    </style:style>
    <style:style style:name="P10"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000000" loext:opacity="100%" fo:font-size="18pt" fo:font-style="normal" style:text-underline-style="solid" style:text-underline-width="auto" style:text-underline-color="font-color" fo:font-weight="normal" style:font-size-asian="18pt" style:font-weight-asian="normal" style:font-size-complex="18pt" style:font-weight-complex="normal"/>
    </style:style>
    <style:style style:name="P11" style:family="paragraph" style:parent-style-name="Text_20_body">
      <style:paragraph-properties fo:margin-left="0cm" fo:margin-right="0cm" fo:line-height="140%" fo:text-align="start" style:justify-single-word="false" fo:text-indent="0cm" style:auto-text-indent="false"/>
      <style:text-properties fo:font-size="12pt" style:font-size-asian="12pt" style:font-size-complex="12pt"/>
    </style:style>
    <style:style style:name="P12" style:family="paragraph" style:parent-style-name="Text_20_body">
      <style:text-properties fo:font-size="12pt" officeooo:paragraph-rsid="000adb48" style:font-size-asian="12pt" style:font-size-complex="12pt"/>
    </style:style>
    <style:style style:name="P13" style:family="paragraph" style:parent-style-name="Text_20_body">
      <style:text-properties fo:font-size="12pt" officeooo:paragraph-rsid="000bd294" style:font-size-asian="12pt" style:font-size-complex="12pt"/>
    </style:style>
    <style:style style:name="T1" style:family="text">
      <style:text-properties fo:font-size="24pt" style:font-size-asian="21pt" style:font-size-complex="24pt"/>
    </style:style>
    <style:style style:name="T2" style:family="text">
      <style:text-properties fo:font-variant="normal" fo:text-transform="none" fo:color="#000000" loext:opacity="100%"/>
    </style:style>
    <style:style style:name="T3" style:family="text">
      <style:text-properties fo:font-variant="normal" fo:text-transform="none" fo:color="#000000" loext:opacity="100%" fo:font-style="normal" fo:font-weight="normal"/>
    </style:style>
    <style:style style:name="T4" style:family="text">
      <style:text-properties fo:font-variant="normal" fo:text-transform="none" fo:color="#000000" loext:opacity="100%" fo:font-style="normal" fo:font-weight="normal" officeooo:rsid="00058ea5"/>
    </style:style>
    <style:style style:name="T5" style:family="text">
      <style:text-properties fo:font-variant="normal" fo:text-transform="none" fo:color="#000000" loext:opacity="100%" fo:font-style="normal" fo:font-weight="normal" officeooo:rsid="000adb48"/>
    </style:style>
    <style:style style:name="T6" style:family="text">
      <style:text-properties fo:font-variant="normal" fo:text-transform="none" fo:color="#000000" loext:opacity="100%" fo:font-style="normal" fo:font-weight="normal" officeooo:rsid="000bd294"/>
    </style:style>
    <style:style style:name="T7" style:family="text">
      <style:text-properties fo:font-variant="normal" fo:text-transform="none" fo:color="#000000" loext:opacity="100%" fo:font-style="normal" fo:font-weight="normal" officeooo:rsid="000daab5"/>
    </style:style>
    <style:style style:name="T8" style:family="text">
      <style:text-properties fo:font-variant="normal" fo:text-transform="none" fo:color="#000000" loext:opacity="100%" fo:font-style="normal" fo:font-weight="normal" officeooo:rsid="000ecf2a"/>
    </style:style>
    <style:style style:name="T9" style:family="text">
      <style:text-properties fo:font-variant="normal" fo:text-transform="none" fo:color="#000000" loext:opacity="100%" fo:font-style="normal" fo:font-weight="normal" officeooo:rsid="000edebc"/>
    </style:style>
    <style:style style:name="T10" style:family="text">
      <style:text-properties fo:font-variant="normal" fo:text-transform="none" fo:color="#000000" loext:opacity="100%" officeooo:rsid="00058ea5"/>
    </style:style>
    <style:style style:name="T11" style:family="text">
      <style:text-properties fo:font-variant="normal" fo:text-transform="none" fo:color="#000000" loext:opacity="100%" fo:font-size="18pt" fo:font-style="normal" style:text-underline-style="solid" style:text-underline-width="auto" style:text-underline-color="font-color" fo:font-weight="normal" style:font-size-asian="18pt" style:font-weight-asian="normal" style:font-size-complex="18pt" style:font-weight-complex="normal"/>
    </style:style>
    <style:style style:name="T12" style:family="text">
      <style:text-properties fo:font-variant="normal" fo:text-transform="none" fo:color="#000000" loext:opacity="100%" fo:font-size="18pt" fo:font-style="normal" style:text-underline-style="solid" style:text-underline-width="auto" style:text-underline-color="font-color" fo:font-weight="normal" officeooo:rsid="000aa178" style:font-size-asian="18pt" style:font-weight-asian="normal" style:font-size-complex="18pt" style:font-weight-complex="normal"/>
    </style:style>
    <style:style style:name="T13" style:family="text">
      <style:text-properties officeooo:rsid="00060953"/>
    </style:style>
    <style:style style:name="T14" style:family="text">
      <style:text-properties officeooo:rsid="00066fdf"/>
    </style:style>
    <style:style style:name="T15" style:family="text">
      <style:text-properties officeooo:rsid="0006b428"/>
    </style:style>
    <style:style style:name="T16" style:family="text">
      <style:text-properties officeooo:rsid="0008900a"/>
    </style:style>
    <style:style style:name="T17" style:family="text">
      <style:text-properties officeooo:rsid="0008f9e8"/>
    </style:style>
    <style:style style:name="T18" style:family="text">
      <style:text-properties officeooo:rsid="000aa178"/>
    </style:style>
    <style:style style:name="T19" style:family="text">
      <style:text-properties officeooo:rsid="000adb48"/>
    </style:style>
    <style:style style:name="T20" style:family="text">
      <style:text-properties fo:font-size="12pt" style:font-size-asian="12pt" style:font-size-complex="12pt"/>
    </style:style>
    <style:style style:name="T21" style:family="text">
      <style:text-properties officeooo:rsid="000edeb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oupe F</text:p>
      <text:p text:style-name="P1"/>
      <text:p text:style-name="P1">Vachey Joris</text:p>
      <text:p text:style-name="P1">Morain Nolan</text:p>
      <text:p text:style-name="P1">Meunier Tifany</text:p>
      <text:p text:style-name="P1"/>
      <text:p text:style-name="P1"/>
      <text:p text:style-name="P2"><text:span text:style-name="T1">Cahier des charges</text:span></text:p>
      <text:p text:style-name="P1"/>
      <text:p text:style-name="P1"/>
      <text:p text:style-name="P1"/>
      <text:p text:style-name="P1"/>
      <text:p text:style-name="P1"/>
      <text:p text:style-name="P6">I) <text:span text:style-name="T13">O</text:span>rigine <text:span text:style-name="T13">du </text:span>projet</text:p>
      <text:p text:style-name="P3"/>
      <text:p text:style-name="P4">Nous avons un <text:span text:style-name="T14">laboratoire de paléontologie</text:span> qui cherche à <text:span text:style-name="T14">améliorer son efficacité</text:span>. Pour cela, on va devoir l’aider à <text:span text:style-name="T14">gérer</text:span> ses <text:span text:style-name="T14">fouilles</text:span>, notamment en l’aidant à se développer numériquement. En effet, l’entreprise veut <text:span text:style-name="T14">exploiter</text:span> ses <text:span text:style-name="T14">résultats</text:span> de manière efficace. L’application <text:span text:style-name="T21">web </text:span>doit être utile autant pour les <text:span text:style-name="T14">chercheurs</text:span> que pour les <text:span text:style-name="T14">personnels administratifs et techniques</text:span>.</text:p>
      <text:p text:style-name="P4"/>
      <text:p text:style-name="P6">II) <text:span text:style-name="T15">S</text:span>ituation existante</text:p>
      <text:p text:style-name="P7"/>
      <text:p text:style-name="P5">Actuellement, l’entreprise possède plusieurs plate-formes de fouille et dispose d’équipements variés. Le problème est que <text:span text:style-name="T16">l’organisation des campagnes de fouilles ( période, personnes et plate-forme utilisées) est compliqué car on ne peut savoir si une personne est déjà engagée sur une autre campagne ou si la plate-forme est en maintenance. De plus, il est compliqué de stocker les échantillons d’ADN.</text:span></text:p>
      <text:p text:style-name="P7"/>
      <text:p text:style-name="P6">III) Identification du besoin</text:p>
      <text:p text:style-name="P3"/>
      <text:p text:style-name="P8">Il faut une application <text:span text:style-name="T21">web </text:span>dotée d’une interface claire, <text:span text:style-name="T17">les personnels techniques du laboratoire doivent pouvoir prévoir et valider les opérations de maintenance sur </text:span>les plate-formes. <text:span text:style-name="T17">Les personnels administratifs du laboratoire doivent pouvoir enregistrer les </text:span>changements du matériel et du personnel. Les chercheuses et chercheurs ont besoin de planifier des campagnes de fouille sans conflit <text:span text:style-name="T17">ainsi que téléverser les </text:span>séquences obtenues <text:span text:style-name="T17">au retour d’une campagne de fouille</text:span> pour un usage futur. <text:span text:style-name="T17">Finalement, la direction du laboratoire doit pouvoir fixer le budget mensuel</text:span>.</text:p>
      <text:p text:style-name="P3"/>
      <text:p text:style-name="P3"/>
      <text:p text:style-name="P3"/>
      <text:p text:style-name="P3"/>
      <text:p text:style-name="P3"/>
      <text:p text:style-name="P9"><text:span text:style-name="T18">IV) </text:span>Impacts stratégiques</text:p>
      <text:p text:style-name="P13"><text:span text:style-name="T4">Cette</text:span><text:span text:style-name="T10"> </text:span><text:span text:style-name="T4">application </text:span><text:span text:style-name="T9">web </text:span><text:span text:style-name="T4">va améliorer l’expérience utilisateur, et donc favoriser l’</text:span><text:span text:style-name="T5">organisation des campagnes de fouilles </text:span><text:span text:style-name="T6">permettant d’en faire plus</text:span><text:span text:style-name="T4">. C’est aussi cet ajout qui va permettre à l’entreprise de</text:span><text:span text:style-name="T6"> récupérer plus d’échantillons et ainsi en apprendre bien plus sur les fossiles étudiés.</text:span></text:p>
      <text:p text:style-name="P12"><text:span text:style-name="T12">V) </text:span><text:span text:style-name="T11">Impacts managériaux</text:span></text:p>
      <text:p text:style-name="P11"><text:soft-page-break/><text:span text:style-name="T3">L’application </text:span><text:span text:style-name="T9">web </text:span><text:span text:style-name="T3">va permettre tout d’abord une meilleur coordination entre les différent</text:span><text:span text:style-name="T7">s membres du personnels</text:span><text:span text:style-name="T3">. Elle va aussi permettre un gain de temps pour les </text:span><text:span text:style-name="T7">chercheurs</text:span><text:span text:style-name="T3">, qui n’auront plus qu’à regarder sur l’</text:span><text:span text:style-name="T8">application</text:span><text:span text:style-name="T7"> web</text:span><text:span text:style-name="T3"> si un</text:span><text:span text:style-name="T7">e</text:span><text:span text:style-name="T3"> </text:span><text:span text:style-name="T7">plate-forme</text:span><text:span text:style-name="T3"> est disponible ou non. </text:span><text:span text:style-name="T8">Et Finalement, la direction va pouvoir fixer un budget plus facilement en organisant toutes les campagnes de fouilles avec le matériel et personnel associé à l’avance.</text:span></text:p>
      <text:p text:style-name="P9"><text:span text:style-name="T18">VI) </text:span>Impacts techniques</text:p>
      <text:p text:style-name="P11"><text:span text:style-name="T3">La</text:span><text:span text:style-name="T2"> </text:span><text:span text:style-name="T3">gestion des stocks sera plus claire et logique, les personnes ayant les connaissances pourront exploiter comme il faut les analyses qui sont retournées par l’application, ce qui permettra de proposer un référencement des livres, que ce soit sur l’application ou même en magasin.</text:span></text:p>
      <text:p text:style-name="P10"/>
      <text:p text:style-name="P10"/>
      <text:p text:style-name="P10"><text:span text:style-name="T19">VII) </text:span>Description fonctionnelle générale</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6:14:55.082483709</meta:creation-date>
    <dc:date>2025-09-15T18:08:00.463916571</dc:date>
    <meta:editing-duration>PT1H8M29S</meta:editing-duration>
    <meta:editing-cycles>10</meta:editing-cycles>
    <meta:generator>LibreOffice/24.2.7.2$Linux_X86_64 LibreOffice_project/420$Build-2</meta:generator>
    <meta:document-statistic meta:table-count="0" meta:image-count="0" meta:object-count="0" meta:page-count="2" meta:paragraph-count="18" meta:word-count="385" meta:character-count="2609" meta:non-whitespace-character-count="2242"/>
  </office:meta>
</office:document-meta>
</file>